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25%"/>
    </style:style>
    <style:style style:name="P2" style:family="paragraph" style:parent-style-name="Text_20_body" style:list-style-name="L1">
      <style:paragraph-properties fo:margin-left="0cm" fo:margin-right="0cm" fo:margin-top="0cm" fo:margin-bottom="0cm" fo:line-height="125%" fo:text-indent="0cm" style:auto-text-indent="false"/>
    </style:style>
    <style:style style:name="P3" style:family="paragraph" style:parent-style-name="Standard">
      <style:text-properties fo:color="#000000"/>
    </style:style>
    <style:style style:name="P4" style:family="paragraph" style:parent-style-name="Heading_20_1">
      <style:text-properties fo:color="#000000"/>
    </style:style>
    <style:style style:name="T1" style:family="text">
      <style:text-properties fo:color="#b8c5c9"/>
    </style:style>
    <style:style style:name="T2" style:family="text">
      <style:text-properties fo:color="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post-title-t3_1kckx7m"/>1. Secuencia de Coherencia Emergente --Satira--</text:h>
      <text:section text:style-name="Sect1" text:name="t3_1kckx7m-post-rtjson-content">
        <text:p text:style-name="P1"><text:span text:style-name="Strong_20_Emphasis"><text:span text:style-name="T2">"La Teoría de las Constantes Inconstantes"</text:span></text:span><text:span text:style-name="T2"><text:line-break/></text:span><text:span text:style-name="Emphasis"><text:span text:style-name="T2">(Una sátira de la física cuántica emergente)</text:span></text:span></text:p>
        <text:p text:style-name="P1"><text:span text:style-name="T2">En un universo donde nada es lo que parece, un grupo de científicos rebeldes ha decidido que las </text:span><text:span text:style-name="Strong_20_Emphasis"><text:span text:style-name="T2">"constantes fundamentales"</text:span></text:span><text:span text:style-name="T2"> son, en realidad, las divas del drama cuántico: caprichosas, inestables y con una tendencia preocupante a cambiar de opinión.</text:span></text:p>
        <text:p text:style-name="P1"><text:span text:style-name="Strong_20_Emphasis"><text:span text:style-name="T2">Acto 1: El ajuste fino, o cómo el universo se autoconvenció de ser estable</text:span></text:span><text:span text:style-name="T2"><text:line-break/>Según la </text:span><text:span text:style-name="Emphasis"><text:span text:style-name="T2">Teoría SQE (Suposiciones Quantum Elegantes)</text:span></text:span><text:span text:style-name="T2">, las constantes no son más que </text:span><text:span text:style-name="Strong_20_Emphasis"><text:span text:style-name="T2">relaciones cuánticas en terapia grupal</text:span></text:span><text:span text:style-name="T2">. La gravedad (</text:span><text:span text:style-name="Emphasis"><text:span text:style-name="T2">G</text:span></text:span><text:span text:style-name="T2">) no es una ley, sino un </text:span><text:span text:style-name="Emphasis"><text:span text:style-name="T2">"acuerdo emergente"</text:span></text:span><text:span text:style-name="T2"> entre partículas que, después de eones de discusiones cuánticas, decidieron: *"Bueno, dejémoslo en 6.674×10⁻¹¹ N·(m/kg)², que suena bonito"*.</text:span></text:p>
        <text:p text:style-name="P1"><text:span text:style-name="T2">¿Y la velocidad de la luz (*c*)? ¡Una mera sugerencia! En realidad, es un </text:span><text:span text:style-name="Emphasis"><text:span text:style-name="T2">"límite de velocidad negociado"</text:span></text:span><text:span text:style-name="T2"> por fotones en una asamblea cósmica, donde algunos querían ir más rápido, pero al final primó el </text:span><text:span text:style-name="Emphasis"><text:span text:style-name="T2">"no seas imprudente, que luego nos multan"</text:span></text:span><text:span text:style-name="T2">.</text:span></text:p>
        <text:p text:style-name="P1"><text:span text:style-name="Strong_20_Emphasis"><text:span text:style-name="T2">Acto 2: El entrelazamiento cuántico, o el chisme más rápido que la luz</text:span></text:span><text:span text:style-name="T2"><text:line-break/>La carga del electrón (*e*) ya no es una propiedad intrínseca, sino el resultado de </text:span><text:span text:style-name="Emphasis"><text:span text:style-name="T2">"rumores cuánticos"</text:span></text:span><text:span text:style-name="T2"> propagados por el vacío. Si los electrones se enteran de que su carga está </text:span><text:span text:style-name="Emphasis"><text:span text:style-name="T2">"emergiendo"</text:span></text:span><text:span text:style-name="T2"> y no es fija, podrían organizar una huelga y dejar de fluir por los cables. </text:span><text:span text:style-name="Emphasis"><text:span text:style-name="T2">"¿Para qué trabajar si ni siquiera somos constantes?"</text:span></text:span><text:span text:style-name="T2">, dirían.</text:span></text:p>
        <text:p text:style-name="P1"><text:span text:style-name="T2">Y la constante de Planck (*h*)… ¡Ay, *h*! Resulta que es solo </text:span><text:span text:style-name="Emphasis"><text:span text:style-name="T2">"la cantidad mínima de drama que un cuanto puede tolerar antes de colapsar en una superposición existencial"</text:span></text:span><text:span text:style-name="T2">.</text:span></text:p>
        <text:p text:style-name="P1"><text:span text:style-name="Strong_20_Emphasis"><text:span text:style-name="T2">Acto 3: El Big Bang como reality show</text:span></text:span><text:span text:style-name="T2"><text:line-break/>Las condiciones iniciales del universo no fueron más que </text:span><text:span text:style-name="Emphasis"><text:span text:style-name="T2">"un casting cósmico"</text:span></text:span><text:span text:style-name="T2"> donde las partículas compitieron por el papel de </text:span><text:span text:style-name="Emphasis"><text:span text:style-name="T2">"protagonistas de la realidad"</text:span></text:span><text:span text:style-name="T2">. Las que lograron estabilizar sus constantes fueron las que ganaron el contrato de </text:span><text:span text:style-name="Emphasis"><text:span text:style-name="T2">"existencia observable"</text:span></text:span><text:span text:style-name="T2">. Las demás… bueno, ahora son materia oscura (</text:span><text:span text:style-name="Emphasis"><text:span text:style-name="T2">"el elenco de relleno"</text:span></text:span><text:span text:style-name="T2">).</text:span></text:p>
        <text:p text:style-name="P1"><text:span text:style-name="Strong_20_Emphasis"><text:span text:style-name="T2">Conclusión: ¿Y si todo es un glitch cuántico?</text:span></text:span><text:span text:style-name="T2"><text:line-break/>En resumen, la </text:span><text:span text:style-name="Emphasis"><text:span text:style-name="T2">SQE</text:span></text:span><text:span text:style-name="T2"> nos enseña que:</text:span></text:p>
        <text:list xml:id="list386895071939948971" text:style-name="L1">
          <text:list-item>
            <text:p text:style-name="P2"><text:span text:style-name="T2">Las leyes de la física son </text:span><text:span text:style-name="Emphasis"><text:span text:style-name="T2">"términos y condiciones"</text:span></text:span><text:span text:style-name="T2"> que nadie leyó.</text:span></text:p>
          </text:list-item>
          <text:list-item>
            <text:p text:style-name="P2"><text:span text:style-name="T2">El ajuste fino es solo </text:span><text:span text:style-name="Emphasis"><text:span text:style-name="T2">"el universo probando diferentes filtros hasta quedar bien en su foto de perfil"</text:span></text:span><text:span text:style-name="T2">.</text:span></text:p>
          </text:list-item>
          <text:list-item>
            <text:p text:style-name="P2"><text:span text:style-name="T2">Y si mañana la gravedad desaparece, será porque </text:span><text:span text:style-name="Emphasis"><text:span text:style-name="T2">"las partículas se cansaron de cargar con todo el peso"</text:span></text:span><text:span text:style-name="T2">.</text:span></text:p>
          </text:list-item>
        </text:list>
        <text:p text:style-name="P1"><text:span text:style-name="Strong_20_Emphasis"><text:span text:style-name="T2">Moral de la historia:</text:span></text:span><text:span text:style-name="T2"> En un mundo donde hasta las constantes son inconstantes, lo único seguro es que la física teórica es el mejor género de ficción especulativa.</text:span></text:p>
        <text:p text:style-name="P1"><text:span text:style-name="Emphasis"><text:span text:style-name="T2">(Fin del comunicado de prensa del Instituto de Emergencias Emergentes).</text:span></text:span></text:p>
        <text:p text:style-name="P1"><text:span text:style-name="T2">?</text:span><text:span text:style-name="Emphasis"><text:span text:style-name="T2"> ¿Quieres más teorías absurdas? Suscríbete a nuestro canal cuántico: "Like y entrelázate"</text:span></text:span><text:span text:style-name="T2">.</text:span>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2T22:34:51.38</meta:creation-date>
    <meta:document-statistic meta:table-count="0" meta:image-count="0" meta:object-count="0" meta:page-count="1" meta:paragraph-count="15" meta:word-count="439" meta:character-count="2655"/>
    <dc:date>2025-05-02T22:35:55.22</dc:date>
    <dc:creator>Lefuan </dc:creator>
    <meta:editing-duration>PT1M3S</meta:editing-duration>
    <meta:editing-cycles>1</meta:editing-cycles>
    <meta:generator>OpenOffice/4.1.15$Win32 OpenOffice.org_project/4115m2$Build-9813</meta:generator>
  </office:meta>
</office:document-meta>
</file>